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600000077BCE3AB21.jpg" manifest:media-type="image/jpeg"/>
  <manifest:file-entry manifest:full-path="Pictures/100000000000051600000471AB8FD46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3.745cm"/>
    </style:style>
    <style:style style:name="Tabella1.D" style:family="table-column">
      <style:table-column-properties style:column-width="0.448cm"/>
    </style:style>
    <style:style style:name="Tabella1.E" style:family="table-column">
      <style:table-column-properties style:column-width="2.686cm"/>
    </style:style>
    <style:style style:name="Tabella1.F" style:family="table-column">
      <style:table-column-properties style:column-width="2.307cm"/>
    </style:style>
    <style:style style:name="Tabella1.G" style:family="table-column">
      <style:table-column-properties style:column-width="4.99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.097cm" fo:border-left="0.05pt solid #000000" fo:border-right="none" fo:border-top="none" fo:border-bottom="none"/>
    </style:style>
    <style:style style:name="Tabella1.D1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F1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G1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8" style:family="table-row">
      <style:table-row-properties style:min-row-height="0.33cm"/>
    </style:style>
    <style:style style:name="Tabella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F1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G1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0" style:family="table-row">
      <style:table-row-properties style:min-row-height="0.596cm"/>
    </style:style>
    <style:style style:name="Tabella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1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6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E26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9.345cm" table:align="margins"/>
    </style:style>
    <style:style style:name="Tabella2.A" style:family="table-column">
      <style:table-column-properties style:column-width="2.596cm" style:rel-column-width="18208*"/>
    </style:style>
    <style:style style:name="Tabella2.B" style:family="table-column">
      <style:table-column-properties style:column-width="6.749cm" style:rel-column-width="47327*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-left="0.3cm" fo:padding-right="0.101cm" fo:padding-top="0.101cm" fo:padding-bottom="0.101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2" style:family="paragraph" style:parent-style-name="Table_20_Contents" style:master-page-name="">
      <style:paragraph-properties fo:margin-left="0cm" fo:margin-right="0.026cm" fo:margin-top="0cm" fo:margin-bottom="0.3cm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5">Progressivo</text:p>
          </table:table-cell>
          <table:table-cell table:style-name="Tabella1.A1" office:value-type="string">
            <text:p text:style-name="P5">Data</text:p>
          </table:table-cell>
          <table:table-cell table:style-name="Tabella1.C1" table:number-columns-spanned="5" office:value-type="string">
            <text:p text:style-name="P5">Ente proponente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6"><text:placeholder text:placeholder-type="text">&lt;o.ref&gt;</text:placeholder></text:p>
          </table:table-cell>
          <table:table-cell table:style-name="Tabella1.B2" office:value-type="string">
            <text:p text:style-name="P16"><text:placeholder text:placeholder-type="text">&lt;formatLang(o.date, date=True) if o.date else ''&gt;</text:placeholder></text:p>
          </table:table-cell>
          <table:table-cell table:style-name="Tabella1.C2" table:number-columns-spanned="5" office:value-type="string">
            <text:p text:style-name="P15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4" office:value-type="string">
            <text:p text:style-name="P6">Origine: <text:span text:style-name="T5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3" office:value-type="string">
            <text:p text:style-name="P9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20" table:number-columns-spanned="7" office:value-type="string">
            <text:p text:style-name="P25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7" office:value-type="string">
            <text:p text:style-name="P5">OGGETTO / CAUSE EVIDENZIANTE</text:p>
            <text:p text:style-name="P5">N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7" office:value-type="string">
            <text:p text:style-name="P17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0" table:number-columns-spanned="7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7" office:value-type="string">
            <text:p text:style-name="P25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3">N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7" office:value-type="string">
            <text:p text:style-name="P27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0" table:number-columns-spanned="7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0" table:number-columns-spanned="7" office:value-type="string">
            <text:p text:style-name="P25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1">PIANIFICAZIONE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8" table:number-columns-spanned="3" office:value-type="string">
            <text:p text:style-name="P5">Attività</text:p>
          </table:table-cell>
          <table:covered-table-cell/>
          <table:covered-table-cell/>
          <table:table-cell table:style-name="Tabella1.D15" table:number-columns-spanned="2" office:value-type="string">
            <text:p text:style-name="P5">Responsabile</text:p>
          </table:table-cell>
          <table:covered-table-cell/>
          <table:table-cell table:style-name="Tabella1.F15" office:value-type="string">
            <text:p text:style-name="P5">Scadenza</text:p>
          </table:table-cell>
          <table:table-cell table:style-name="Tabella1.G15" office:value-type="string">
            <text:p text:style-name="P5">Firma</text:p>
          </table:table-cell>
        </table:table-row>
        <table:table-row table:style-name="Tabella1.1">
          <table:table-cell table:style-name="Tabella1.A20" table:number-columns-spanned="7" office:value-type="string">
            <text:p text:style-name="P7"><text:placeholder text:placeholder-type="text">&lt;for each="line in 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3" office:value-type="string">
            <text:p text:style-name="P18"><text:placeholder text:placeholder-type="text">&lt;line.name&gt;</text:placeholder></text:p>
          </table:table-cell>
          <table:covered-table-cell/>
          <table:covered-table-cell/>
          <table:table-cell table:style-name="Tabella1.D18" table:number-rows-spanned="2" table:number-columns-spanned="2" office:value-type="string">
            <text:p text:style-name="P16"><text:placeholder text:placeholder-type="text">&lt;line.manager_id.name&gt;</text:placeholder></text:p>
          </table:table-cell>
          <table:covered-table-cell/>
          <table:table-cell table:style-name="Tabella1.F18" table:number-rows-spanned="2" office:value-type="string">
            <text:p text:style-name="P16"><text:placeholder text:placeholder-type="text">&lt;formatLang(line.deadline, date=True) if line.deadline else ''&gt;</text:placeholder></text:p>
          </table:table-cell>
          <table:table-cell table:style-name="Tabella1.G18" table:number-rows-spanned="2" office:value-type="string">
            <text:p text:style-name="P7"/>
          </table:table-cell>
        </table:table-row>
        <table:table-row table:style-name="Tabella1.18">
          <table:table-cell table:style-name="Tabella1.A18" table:number-columns-spanned="3" office:value-type="string"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table:number-columns-spanned="2" office:value-type="string">
                  <text:p text:style-name="P19"><text:placeholder text:placeholder-type="text">&lt;for each="l in line.working_ids"&gt;</text:placeholder></text:p>
                </table:table-cell>
                <table:covered-table-cell/>
              </table:table-row>
              <table:table-row table:style-name="Tabella2.1">
                <table:table-cell table:style-name="Tabella2.A1" table:number-columns-spanned="2" office:value-type="string">
                  <text:p text:style-name="P20"><text:placeholder text:placeholder-type="text">&lt;if test="not l.internal"&gt;</text:placeholder></text:p>
                </table:table-cell>
                <table:covered-table-cell/>
              </table:table-row>
              <table:table-row table:style-name="Tabella2.1">
                <table:table-cell table:style-name="Tabella2.A1" office:value-type="string">
                  <text:p text:style-name="P16"><text:placeholder text:placeholder-type="text">&lt;formatLang(l.date, date=True) if l.date else ''&gt;</text:placeholder></text:p>
                </table:table-cell>
                <table:table-cell table:style-name="Tabella2.A1" office:value-type="string">
                  <text:p text:style-name="P18"><text:placeholder text:placeholder-type="text">&lt;l.name&gt;</text:placeholder></text:p>
                </table:table-cell>
              </table:table-row>
              <table:table-row table:style-name="Tabella2.1">
                <table:table-cell table:style-name="Tabella2.A1" table:number-columns-spanned="2" office:value-type="string">
                  <text:p text:style-name="P20"><text:placeholder text:placeholder-type="text">&lt;/if&gt;</text:placeholder></text:p>
                </table:table-cell>
                <table:covered-table-cell/>
              </table:table-row>
              <table:table-row table:style-name="Tabella2.1">
                <table:table-cell table:style-name="Tabella2.A1" table:number-columns-spanned="2" office:value-type="string">
                  <text:p text:style-name="P20"><text:placeholder text:placeholder-type="text">&lt;/for&gt;</text:placeholder></text:p>
                </table:table-cell>
                <table:covered-table-cell/>
              </table:table-row>
            </table:table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9" table:number-columns-spanned="7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7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6" table:number-columns-spanned="7" office:value-type="string">
            <text:p text:style-name="P12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25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7">Giudizio: <text:span text:style-name="T5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25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6" table:number-columns-spanned="4" office:value-type="string">
            <text:p text:style-name="P13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table-cell table:style-name="Tabella1.E26" table:number-columns-spanned="3" office:value-type="string">
            <text:p text:style-name="P13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21">
          <table:table-cell table:style-name="Tabella1.A11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draw:frame draw:style-name="Mfr2" draw:name="immagini1" text:anchor-type="paragraph" svg:x="8.527cm" svg:y="0.099cm" svg:width="5.68cm" svg:height="1.891cm" draw:z-index="1"><draw:image xlink:href="Pictures/100000000000016600000077BCE3AB21.jpg" xlink:type="simple" xlink:show="embed" xlink:actuate="onLoad"/></draw:frame></text:p>
        <text:p text:style-name="MP3"><text:span text:style-name="MT1"><text:s text:c="8"/>General Food SPA</text:span><text:span text:style-name="MT2"><text:tab/><text:tab/></text:span></text:p>
        <text:p text:style-name="MP4"><text:s text:c="5"/><text:span text:style-name="MT3">Report: Azione Correttiva</text:span></text:p>
        <text:p text:style-name="MP4"><text:s text:c="6"/><text:span text:style-name="MT4"><text:s/></text:span><text:span text:style-name="MT5"><text:s text:c="4"/></text:span><text:span text:style-name="MT6">(Ver. 1.0 del 01/06/2014)</text:span></text:p>
      </style:header>
      <style:footer>
        <text:p text:style-name="MP5"><text:placeholder text:placeholder-type="text">&lt;'Firma RAQ' if o.state == 'saw'else ''&gt;</text:placeholder> 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7-16T16:20:50</dc:date>
    <meta:editing-duration>P1DT12H47M51S</meta:editing-duration>
    <meta:editing-cycles>349</meta:editing-cycles>
    <meta:generator>LibreOffice/3.5$Linux_X86_64 LibreOffice_project/350m1$Build-2</meta:generator>
    <dc:creator>Anna Giammanco</dc:creator>
    <meta:document-statistic meta:table-count="2" meta:image-count="2" meta:object-count="0" meta:page-count="1" meta:paragraph-count="49" meta:word-count="154" meta:character-count="1306" meta:non-whitespace-character-count="1170"/>
    <meta:user-defined meta:name="Info 1"/>
    <meta:user-defined meta:name="Info 2"/>
    <meta:user-defined meta:name="Info 3"/>
    <meta:user-defined meta:name="Info 4"/>
  </office:meta>
</office:document-meta>
</file>